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 svg:font-family="'Lohit Devanagari'"/>
    <style:font-face style:name="Calibri" svg:font-family="Calibri" style:font-family-generic="roman" style:font-pitch="variable"/>
    <style:font-face style:name="Liberation Sans" svg:font-family="'Liberation Sans'" style:font-family-generic="swiss" style:font-pitch="variable"/>
    <style:font-face style:name="Open Sans" svg:font-family="'Open Sans'" style:font-family-generic="swiss" style:font-pitch="variable"/>
    <style:font-face style:name="AR PL SungtiL GB" svg:font-family="'AR PL SungtiL GB'"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1" svg:font-family="'Lohit Devanagari'" style:font-family-generic="system" style:font-pitch="variable"/>
  </office:font-face-decls>
  <office:automatic-styles>
    <style:style style:name="P1" style:family="paragraph" style:parent-style-name="Standard">
      <style:paragraph-properties fo:text-align="center" style:justify-single-word="false"/>
      <style:text-properties style:font-name="Open Sans" fo:font-size="12pt" fo:font-weight="bold" style:font-size-asian="12pt" style:font-weight-asian="bold" style:font-size-complex="12pt" style:font-weight-complex="bold"/>
    </style:style>
    <style:style style:name="P2" style:family="paragraph" style:parent-style-name="Standard">
      <style:text-properties style:font-name="Open Sans" fo:font-size="11pt" style:font-size-asian="11pt" style:font-size-complex="11pt"/>
    </style:style>
    <style:style style:name="P3" style:family="paragraph" style:parent-style-name="Standard">
      <style:paragraph-properties fo:text-align="center" style:justify-single-word="false"/>
      <style:text-properties style:font-name="Open Sans" fo:font-size="11pt" style:font-size-asian="11pt" style:font-size-complex="11pt"/>
    </style:style>
    <style:style style:name="P4" style:family="paragraph" style:parent-style-name="Standard">
      <style:text-properties style:font-name="Open Sans" fo:font-size="11pt" officeooo:rsid="001391c9" style:font-size-asian="11pt" style:font-size-complex="11pt"/>
    </style:style>
    <style:style style:name="P5" style:family="paragraph" style:parent-style-name="Standard">
      <style:text-properties style:font-name="Open Sans" fo:font-size="11pt" officeooo:rsid="001391c9" officeooo:paragraph-rsid="001686de" style:font-size-asian="11pt" style:font-size-complex="11pt"/>
    </style:style>
    <style:style style:name="P6" style:family="paragraph" style:parent-style-name="Standard">
      <style:text-properties style:font-name="Open Sans" fo:font-size="11pt" officeooo:rsid="001a15d3" officeooo:paragraph-rsid="001a15d3" style:font-size-asian="11pt" style:font-size-complex="11pt"/>
    </style:style>
    <style:style style:name="P7" style:family="paragraph" style:parent-style-name="Standard">
      <style:text-properties style:font-name="Open Sans" fo:font-size="11pt" officeooo:rsid="00209431" officeooo:paragraph-rsid="00209431" style:font-size-asian="11pt" style:font-size-complex="11pt"/>
    </style:style>
    <style:style style:name="P8" style:family="paragraph" style:parent-style-name="Standard">
      <style:text-properties style:font-name="Open Sans" fo:font-size="11pt" style:text-underline-style="solid" style:text-underline-width="auto" style:text-underline-color="font-color" officeooo:rsid="001391c9" officeooo:paragraph-rsid="001391c9" style:font-size-asian="11pt" style:font-size-complex="11pt"/>
    </style:style>
    <style:style style:name="P9" style:family="paragraph" style:parent-style-name="Standard">
      <style:text-properties style:font-name="Open Sans" fo:font-size="11pt" style:text-underline-style="solid" style:text-underline-width="auto" style:text-underline-color="font-color" fo:font-weight="bold" style:font-size-asian="11pt" style:font-weight-asian="bold" style:font-size-complex="11pt" style:font-weight-complex="bold"/>
    </style:style>
    <style:style style:name="P10" style:family="paragraph" style:parent-style-name="Standard">
      <style:text-properties style:font-name="Open Sans" fo:font-size="11pt" style:text-underline-style="solid" style:text-underline-width="auto" style:text-underline-color="font-color" fo:font-weight="bold" officeooo:rsid="00185231" officeooo:paragraph-rsid="00185231" style:font-size-asian="11pt" style:font-weight-asian="bold" style:font-size-complex="11pt" style:font-weight-complex="bold"/>
    </style:style>
    <style:style style:name="P11" style:family="paragraph" style:parent-style-name="Standard">
      <style:text-properties style:font-name="Open Sans" fo:font-size="11pt" style:text-underline-style="solid" style:text-underline-width="auto" style:text-underline-color="font-color" fo:font-weight="bold" officeooo:rsid="001391c9" officeooo:paragraph-rsid="001391c9" style:font-size-asian="11pt" style:font-weight-asian="bold" style:font-size-complex="11pt" style:font-weight-complex="bold"/>
    </style:style>
    <style:style style:name="P12" style:family="paragraph" style:parent-style-name="Standard">
      <style:text-properties style:font-name="Open Sans" fo:font-size="11pt" style:text-underline-style="none" officeooo:rsid="001391c9" officeooo:paragraph-rsid="00277d1d" style:font-size-asian="11pt" style:font-size-complex="11pt"/>
    </style:style>
    <style:style style:name="P13" style:family="paragraph" style:parent-style-name="Standard">
      <style:text-properties style:font-name="Open Sans" fo:font-size="11pt" style:text-underline-style="none" officeooo:rsid="001391c9" officeooo:paragraph-rsid="001391c9" style:font-size-asian="11pt" style:font-size-complex="11pt"/>
    </style:style>
    <style:style style:name="P14" style:family="paragraph" style:parent-style-name="Standard">
      <style:text-properties style:font-name="Open Sans" fo:font-size="11pt" fo:font-weight="bold" officeooo:rsid="001391c9" officeooo:paragraph-rsid="002687c6" style:font-size-asian="11pt" style:font-weight-asian="bold" style:font-size-complex="11pt" style:font-weight-complex="bold"/>
    </style:style>
    <style:style style:name="P15" style:family="paragraph" style:parent-style-name="Standard">
      <style:paragraph-properties fo:margin-left="0.4917in" fo:margin-right="0in" fo:text-indent="0in" style:auto-text-indent="false"/>
      <style:text-properties style:font-name="Open Sans" fo:font-size="11pt" officeooo:rsid="001391c9" officeooo:paragraph-rsid="002687c6" style:font-size-asian="11pt" style:font-size-complex="11pt"/>
    </style:style>
    <style:style style:name="P16" style:family="paragraph" style:parent-style-name="Standard">
      <style:paragraph-properties fo:margin-left="0.4917in" fo:margin-right="0in" fo:text-indent="0in" style:auto-text-indent="false"/>
      <style:text-properties style:font-name="Open Sans" fo:font-size="11pt" officeooo:rsid="002687c6" officeooo:paragraph-rsid="002687c6" style:font-size-asian="11pt" style:font-size-complex="11pt"/>
    </style:style>
    <style:style style:name="P17" style:family="paragraph" style:parent-style-name="Standard" style:master-page-name="Standard">
      <style:paragraph-properties fo:text-align="center" style:justify-single-word="false" style:page-number="auto"/>
      <style:text-properties style:font-name="Open Sans" fo:font-size="12pt" style:text-underline-style="solid" style:text-underline-width="auto" style:text-underline-color="font-color" fo:font-weight="bold" style:font-size-asian="12pt" style:font-weight-asian="bold" style:font-size-complex="12pt" style:font-weight-complex="bold"/>
    </style:style>
    <style:style style:name="P18" style:family="paragraph" style:parent-style-name="Standard">
      <style:text-properties style:font-name="Open Sans" fo:font-size="11pt" style:text-underline-style="none" officeooo:rsid="00277d1d" officeooo:paragraph-rsid="00277d1d" style:font-size-asian="11pt" style:font-size-complex="11pt"/>
    </style:style>
    <style:style style:name="P19" style:family="paragraph" style:parent-style-name="Standard" style:list-style-name="L1">
      <style:text-properties style:font-name="Open Sans" fo:font-size="11pt" style:text-underline-style="none" officeooo:rsid="00158135" officeooo:paragraph-rsid="00158135" style:font-size-asian="11pt" style:font-size-complex="11pt"/>
    </style:style>
    <style:style style:name="P20" style:family="paragraph" style:parent-style-name="Standard" style:list-style-name="L2">
      <style:text-properties style:font-name="Open Sans" fo:font-size="11pt" officeooo:rsid="0018aced" officeooo:paragraph-rsid="001686de" style:font-size-asian="11pt" style:font-size-complex="11pt"/>
    </style:style>
    <style:style style:name="P21" style:family="paragraph" style:parent-style-name="Standard" style:list-style-name="L3">
      <style:text-properties style:font-name="Open Sans" fo:font-size="11pt" officeooo:rsid="001a15d3" officeooo:paragraph-rsid="001a15d3" style:font-size-asian="11pt" style:font-size-complex="11pt"/>
    </style:style>
    <style:style style:name="P22" style:family="paragraph" style:parent-style-name="Standard" style:list-style-name="L3">
      <style:text-properties style:font-name="Open Sans" fo:font-size="11pt" officeooo:rsid="001a15d3" officeooo:paragraph-rsid="001ee9e8" style:font-size-asian="11pt" style:font-size-complex="11pt"/>
    </style:style>
    <style:style style:name="P23" style:family="paragraph" style:parent-style-name="Standard" style:list-style-name="L3">
      <style:text-properties style:font-name="Open Sans" fo:font-size="11pt" officeooo:rsid="001a15d3" officeooo:paragraph-rsid="002643b4" style:font-size-asian="11pt" style:font-size-complex="11pt"/>
    </style:style>
    <style:style style:name="P24" style:family="paragraph" style:parent-style-name="Standard" style:list-style-name="L4">
      <style:text-properties style:font-name="Open Sans" fo:font-size="11pt" officeooo:rsid="001c0c7f" officeooo:paragraph-rsid="001c0c7f" style:font-size-asian="11pt" style:font-size-complex="11pt"/>
    </style:style>
    <style:style style:name="P25" style:family="paragraph" style:parent-style-name="Standard" style:list-style-name="L5">
      <style:text-properties style:font-name="Open Sans" fo:font-size="11pt" officeooo:rsid="00223210" officeooo:paragraph-rsid="00223210" style:font-size-asian="11pt" style:font-size-complex="11pt"/>
    </style:style>
    <style:style style:name="P26" style:family="paragraph" style:parent-style-name="Standard" style:list-style-name="L6">
      <style:text-properties style:font-name="Open Sans" fo:font-size="11pt" officeooo:rsid="00223210" officeooo:paragraph-rsid="00223210" style:font-size-asian="11pt" style:font-size-complex="11pt"/>
    </style:style>
    <style:style style:name="P27"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T1" style:family="text">
      <style:text-properties style:text-underline-style="none" fo:font-weight="normal" style:font-weight-asian="normal" style:font-weight-complex="normal"/>
    </style:style>
    <style:style style:name="T2" style:family="text">
      <style:text-properties officeooo:rsid="0018aced"/>
    </style:style>
    <style:style style:name="T3" style:family="text">
      <style:text-properties officeooo:rsid="001c0c7f"/>
    </style:style>
    <style:style style:name="T4" style:family="text">
      <style:text-properties style:text-underline-style="solid" style:text-underline-width="auto" style:text-underline-color="font-color"/>
    </style:style>
    <style:style style:name="T5" style:family="text">
      <style:text-properties officeooo:rsid="002687c6"/>
    </style:style>
    <style:style style:name="T6" style:family="text">
      <style:text-properties officeooo:rsid="00277d1d"/>
    </style:style>
    <style:style style:name="T7" style:family="text">
      <style:text-properties fo:font-variant="normal" fo:text-transform="none" style:use-window-font-color="true" style:text-outline="false" style:text-line-through-style="none" style:text-line-through-type="none" style:text-position="0% 100%" style:font-name="Calibri" fo:font-size="10pt" fo:letter-spacing="normal" fo:language="fr" fo:country="FR" fo:font-style="normal" fo:text-shadow="none" style:text-underline-style="none" fo:font-weight="normal" style:text-underline-mode="continuous" style:text-overline-mode="continuous" style:text-line-through-mode="continuous" style:letter-kerning="false" fo:background-color="transparent" style:font-name-asian="Calibri1" style:font-size-asian="11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Scénario 1 : Organisation d’un évènement</text:p>
      <text:p text:style-name="P1">Réunion 2 : Choix du thème</text:p>
      <text:p text:style-name="P3"/>
      <text:p text:style-name="P4">L’objectif de ce réunion a été de choisir un thème définitif de l’évènement, la date, et le type de présentateurs à inviter. </text:p>
      <text:p text:style-name="P14"><text:span text:style-name="T4">Ordre du jour </text:span>: </text:p>
      <text:p text:style-name="P15">(i) choix du thème</text:p>
      <text:p text:style-name="P15">(ii) choix de la date</text:p>
      <text:p text:style-name="P15">(iii) choix des invités</text:p>
      <text:p text:style-name="P16">(iv) autres détails, tels que l<text:span text:style-name="T6">e lieu et la duration de l’évènement</text:span></text:p>
      <text:p text:style-name="P8"/>
      <text:p text:style-name="P11"><office:annotation office:name="__Annotation__852_850222803" loext:resolved="false"><dc:creator>Unknown Author</dc:creator><dc:date>2022-01-17T14:51:55.913315342</dc:date><text:p text:style-name="P27"><text:span text:style-name="T7">I had thought of breaking the summary down point by point, but maybe it’s better to not impose this structure</text:span></text:p><text:p text:style-name="P27"><text:span text:style-name="T7"/></text:p></office:annotation>Résumé :<office:annotation-end office:name="__Annotation__852_850222803"/></text:p>
      <text:p text:style-name="P12"><text:span text:style-name="T5">(i) </text:span>Le thème définitif retenu est la future des GAFAM. </text:p>
      <text:p text:style-name="P12"><text:span text:style-name="T6">(ii) L</text:span>a date approximative est printemps 2022.</text:p>
      <text:p text:style-name="P18">(iii) Il y aura deux invités. Le premier est un youtubeur, la tronche en biais, qui est est un scientifique dans les nouvelles technologies et qui vulgarise très bien. L’autre est un professeur, M. Valiente, en cybersécurité.</text:p>
      <text:p text:style-name="P18">(iv) L’évènement aura lieu au centre d’exposition de Marseille. Il durera deux jours, un weekend. Il y aura plusieurs sessions et thèmes. Il sera filmé en live.</text:p>
      <text:p text:style-name="P8"/>
      <text:p text:style-name="P11">Compte-rendu :</text:p>
      <text:p text:style-name="P13"><text:span text:style-name="T6">(i) </text:span>Le thème définitif retenu est la future des GAFAM. </text:p>
      <text:list xml:id="list2398783837" text:style-name="L1">
        <text:list-item>
          <text:p text:style-name="P19">Ça peut être la fin ou la décroissance des gafam. Ils posent des problèmes écologiques. Ce thème peut entrainer des discussions autour des réseaux sociaux et l’open source. Les gens si dirigent de plus en plus vers des applications plus éthiques.</text:p>
        </text:list-item>
      </text:list>
      <text:p text:style-name="P5"><text:span text:style-name="T6">(ii) </text:span>La date approximative est printemps 2022. </text:p>
      <text:list xml:id="list1885220117" text:style-name="L2">
        <text:list-item>
          <text:p text:style-name="P20">C’est pour tout le monde. Il faut laisser à peu près un an, surtout avec le covid. En été, les gens sont en vacances. Le mois de mai est bien. Il serait bien de filmer les évènements ainsi de le faire en vrai.</text:p>
        </text:list-item>
      </text:list>
      <text:p text:style-name="P6"><text:span text:style-name="T6">(iii) </text:span>Les invités seront un youtubeur et un professeur. </text:p>
      <text:list xml:id="list229479774" text:style-name="L3">
        <text:list-item>
          <text:p text:style-name="P21">Faut pas un politicien ; si les gens ne l’aiment pas, ils viendront pas.</text:p>
        </text:list-item>
        <text:list-item>
          <text:p text:style-name="P21"><text:soft-page-break/>Ça serait mieux d’avoir un scientifique. Un informaticien pourrait expliquer des choses. Mais il risque aussi de rentrer dans trop de détails. </text:p>
        </text:list-item>
        <text:list-item>
          <text:p text:style-name="P22">Ça serait bien d’avoir un youtubeur parce que ça pourrait toucher les tranches d’age un peu jeunes. Le youtubeur la tronche en biais <text:span text:style-name="T3">est un scientifique dans les nouvelles technologies qui vulgarise très bien. Il fait des trucs dans la psychologie. Il n’a pas beaucoup d’abonnés. Il serait dans les invités à bas cout. Mais il est chercheur donc il sera un moyen cout. Il peut parler des ses experiences avec les réseaux sociaux. Il peut parler du coté psychologique.</text:span></text:p>
        </text:list-item>
        <text:list-item>
          <text:p text:style-name="P23">C’est bien d’avoir un des deux, un qui est plus calé sur les aspects techniques mais qui arrive à faire de la vulgarisation. <text:span text:style-name="T3">Un invité est trop peu. On va prendre deux invités à moyen cout. </text:span></text:p>
        </text:list-item>
        <text:list-item>
          <text:p text:style-name="P21">Ça pourrait être bien aussi d’inviter un chef d’une entreprise alternative, comme par exemple une entreprise qui crée des logiciels open source. <text:span text:style-name="T3">Mais ça pourrait être un peu trop orienté. </text:span></text:p>
        </text:list-item>
      </text:list>
      <text:list xml:id="list2171480817" text:style-name="L4">
        <text:list-item>
          <text:p text:style-name="P24">On pourrait inviter un scientifique qui travaille sur des alternatives. </text:p>
        </text:list-item>
        <text:list-item>
          <text:p text:style-name="P24">On pourrait prendre quelqu’un en energie. Mais c’est trop orienté.</text:p>
        </text:list-item>
        <text:list-item>
          <text:p text:style-name="P24">Les gens qui ont des problèmes avec les GAFAM, leur premier problème est la protection des données. On pourrait faire quelque chose sur la privatisation, des données. On pourrait prendre quelqu’un dans la cybersécurité. Un professeur spécialisé sur la cybersécurité. Une des femmes avait un prof qui avait une boîte à coté. Il habite à Aix-en-Provence. Il s’appelle Valiente. </text:p>
        </text:list-item>
      </text:list>
      <text:p text:style-name="P7"><text:span text:style-name="T6">(iv) </text:span>Il aura lieu au centre d’exposition de Marseille <text:span text:style-name="T6">et il durera deux jours, un weekend.</text:span></text:p>
      <text:list xml:id="list1361279507" text:style-name="L5">
        <text:list-item>
          <text:p text:style-name="P25"><text:span text:style-name="T6">Marseille </text:span>est beaucoup plus grand que Aix</text:p>
        </text:list-item>
      </text:list>
      <text:list xml:id="list811224910" text:style-name="L6">
        <text:list-item>
          <text:p text:style-name="P26">Il faut avoir plusieurs thèmes repartis. Il faut attirer le plus de monde possible, y compris les gens qui ne sont pas posé des questions sur des GAFAM. Il faut quelques conférences sur des thèmes différents, des groupes de parole, des ateliers. On peut filmer la conférence en live et le modérateur peut recevoir des questions en live. On peut utiliser Twitch. On peut avoir des posters informatifs que les gens peuvent lire en passant. On peut avoir aussi des sessions de partage et concepts pour les gens qui ont déjà fait des choses pertinentes. </text:p>
        </text:list-item>
      </text:list>
      <text:p text:style-name="P2"/>
      <text:p text:style-name="P2">__________________________________________________________________________________</text:p>
      <text:p text:style-name="P9"/>
      <text:p text:style-name="P10"/>
      <text:p text:style-name="P10"/>
      <text:p text:style-name="P10"><text:soft-page-break/>Résumé à haute voix  <text:span text:style-name="T2">(avec des fautes qui restent) </text:span>:<text:span text:style-name="T1"> On a trouvé la ligne directrice qui sera sur le futur des gafam, qui se passera au printemps deux mille vingt-deux avec nos deux d'autres chercheurs, monsieur valiente et notre très chère youtubeurs chercheurs euh la tronche en biais. Ça sera sur deux jours, ce sera très sympa dans le centre des expositions de marseille avec trois conférences de deux heures par jour plus trente minutes de débat. On aura aussi une conférence en présentiel mais aussi filmé en live pour pouvoir... Et payant, payant. ...Des questions ? Payant ? Oui, payant. <text:s/>Posters explicatifs, tout est payant. <text:s/>Je dirais payant le live il est euh bon bah Enfin, poster explicative avec l'histoire les solutions alternatives les bons et mauvais cotés un bras du bar payant aussi est un atelier partagé concept voilà bien sûr payant donc comptabilisé oui nous voulons l'entrée global oui voilà c'est ça ou alors expo quand tu vas lyon trucs des expositions ces quatre quatre cinquante l'entrée pour une journée de balade que je regarde les stands hein on n'est pas mal à ma façon tout est à peu près résumé euh longtemps à francfort estimations indispensables combien son trip euh combien l'entrée six euros vous en serions surpris euros et deux euros pour les enfants parce que je serais monté à quinze quinze ans je vais vous dire que tout le monde a besoi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 svg:font-family="'Lohit Devanagari'"/>
    <style:font-face style:name="Calibri" svg:font-family="Calibri" style:font-family-generic="roman" style:font-pitch="variable"/>
    <style:font-face style:name="Liberation Sans" svg:font-family="'Liberation Sans'" style:font-family-generic="swiss" style:font-pitch="variable"/>
    <style:font-face style:name="Open Sans" svg:font-family="'Open Sans'" style:font-family-generic="swiss" style:font-pitch="variable"/>
    <style:font-face style:name="AR PL SungtiL GB" svg:font-family="'AR PL SungtiL GB'"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1"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fr" fo:country="FR"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Calibri" fo:font-size="11pt" fo:language="fr" fo:country="FR"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default-outline-level="" style:class="extra">
      <style:paragraph-properties fo:margin-top="0in" fo:margin-bottom="0in" loext:contextual-spacing="false" fo:line-height="100%">
        <style:tab-stops>
          <style:tab-stop style:position="3.15in" style:type="center"/>
          <style:tab-stop style:position="6.3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15in" style:type="center"/>
          <style:tab-stop style:position="6.3in"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9839in" fo:margin-bottom="0.9839in" fo:margin-left="0.9839in" fo:margin-right="0.9839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Océane Granier</meta:initial-creator>
    <meta:editing-cycles>14</meta:editing-cycles>
    <meta:creation-date>2021-03-09T15:38:00</meta:creation-date>
    <dc:date>2022-01-17T15:01:08.575264956</dc:date>
    <meta:editing-duration>PT1H39M39S</meta:editing-duration>
    <meta:generator>LibreOffice/6.4.7.2$Linux_X86_64 LibreOffice_project/40$Build-2</meta:generator>
    <meta:document-statistic meta:table-count="0" meta:image-count="0" meta:object-count="0" meta:page-count="3" meta:paragraph-count="32" meta:word-count="889" meta:character-count="5188" meta:non-whitespace-character-count="432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